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3">
      <style:text-properties style:font-name="Calibri"/>
    </style:style>
    <style:style style:name="P6" style:family="paragraph" style:parent-style-name="Heading_20_1">
      <style:paragraph-properties fo:text-align="center" style:justify-single-word="false"/>
      <style:text-properties style:font-name="Calibri"/>
    </style:style>
    <style:style style:name="P7" style:family="paragraph" style:parent-style-name="Heading_20_2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nancial Demo</text:h>
      <text:h text:style-name="P7" text:outline-level="2">Introduction</text:h>
      <text:p text:style-name="P2"/>
      <text:p text:style-name="P2">This demo is used to calculate simple interest rates and plot them on a graph within the application. The graph control is an exernal control. When changing and selecting new values the graph will update. The calculations within this application were from a book I was reading at the time.</text:p>
      <text:p text:style-name="P2">The bin folder contain the <text:s/>pre built version (non-development machines will need to run the .Net distributable – confirmed on a friends PC)</text:p>
      <text:h text:style-name="P7" text:outline-level="2">Requirements</text:h>
      <text:p text:style-name="P1">Visual Studio 2013 – Community Edition</text:p>
      <text:p text:style-name="P1">.Net Framework 4.5</text:p>
      <text:p text:style-name="P1">Target Platform: Any CPU</text:p>
      <text:p text:style-name="P1">Warning Level: 4 – Warning as Errors</text:p>
      <text:p text:style-name="P1"/>
      <text:h text:style-name="P7" text:outline-level="2">Notes/Improvements</text:h>
      <text:list xml:id="list5133854775062080258" text:style-name="L1">
        <text:list-item>
          <text:p text:style-name="P3">Only works on Windows.</text:p>
        </text:list-item>
      </text:list>
      <text:list xml:id="list2410376421301208565" text:style-name="L2">
        <text:list-item>
          <text:p text:style-name="P4">Fixed income calculations were split into static utility functions to be used through out the code.</text:p>
          <text:list>
            <text:list-item>
              <text:p text:style-name="P4">Including generating the graph in the ChartViewModel.</text:p>
            </text:list-item>
          </text:list>
        </text:list-item>
        <text:list-item>
          <text:p text:style-name="P4">MVVM Hierarchy.</text:p>
        </text:list-item>
        <text:list-item>
          <text:p text:style-name="P4">FixedIncomeCalculatorTest - Calculations for the tests are replications of the functions calculations.</text:p>
        </text:list-item>
      </text:list>
      <text:list xml:id="list4233059118418657518" text:style-name="L3">
        <text:list-item>
          <text:p text:style-name="P5">Currently no code coverage generated for the unit tests (Line coverage or branch coverage). There may be sections of code that aren't fully tested.</text:p>
        </text:list-item>
        <text:list-item>
          <text:p text:style-name="P5">Dependency injection on ChartViewModel to pass the model to the class would perhaps be <text:s/>better.</text:p>
        </text:list-item>
        <text:list-item>
          <text:p text:style-name="P5">BaseViewModel used to handle PropertyChanged events for all view models.</text:p>
        </text:list-item>
        <text:list-item>
          <text:p text:style-name="P5">Currently unsure of naming conventions for unit testing – first time I have used C# Unit tests.</text:p>
          <text:list>
            <text:list-item>
              <text:p text:style-name="P5">Also, concerned about test structur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9T23:21:36.11</meta:creation-date>
    <dc:date>2015-12-10T21:43:08.58</dc:date>
    <meta:editing-duration>PT1H39M47S</meta:editing-duration>
    <meta:editing-cycles>14</meta:editing-cycles>
    <meta:generator>OpenOffice/4.1.1$Win32 OpenOffice.org_project/411m6$Build-9775</meta:generator>
    <meta:document-statistic meta:table-count="0" meta:image-count="0" meta:object-count="0" meta:page-count="1" meta:paragraph-count="20" meta:word-count="220" meta:character-count="1348"/>
  </office:meta>
</office:document-meta>
</file>